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ff9900" draw:textarea-horizontal-align="justify" draw:textarea-vertical-align="middle" draw:auto-grow-height="false" fo:min-height="0.246cm" fo:min-width="0cm"/>
    </style:style>
    <style:style style:name="gr2" style:family="graphic" style:parent-style-name="standard">
      <style:graphic-properties draw:fill-color="#000000" draw:textarea-horizontal-align="justify" draw:textarea-vertical-align="middle" draw:auto-grow-height="false" fo:min-height="13.563cm" fo:min-width="0cm"/>
    </style:style>
    <style:style style:name="gr3" style:family="graphic" style:parent-style-name="standard">
      <style:graphic-properties draw:stroke="none" svg:stroke-color="#000000" draw:fill="none" draw:fill-color="#ffffff" fo:min-height="0.712cm"/>
    </style:style>
    <style:style style:name="gr4" style:family="graphic" style:parent-style-name="standard">
      <style:graphic-properties draw:stroke="none" svg:stroke-color="#000000" draw:fill="none" draw:fill-color="#ffffff" fo:min-height="2.15cm"/>
    </style:style>
    <style:style style:name="gr5" style:family="graphic" style:parent-style-name="standard">
      <style:graphic-properties draw:stroke="none" svg:stroke-color="#000000" draw:fill="none" draw:fill-color="#ffffff" fo:min-height="1.05cm"/>
    </style:style>
    <style:style style:name="gr6" style:family="graphic" style:parent-style-name="standard">
      <style:graphic-properties draw:stroke="none" svg:stroke-color="#000000" draw:fill="none" draw:fill-color="#ffffff" fo:min-height="0.95cm"/>
    </style:style>
    <style:style style:name="gr7"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8" style:family="graphic" style:parent-style-name="objectwithoutfill">
      <style:graphic-properties svg:stroke-width="0.159cm" svg:stroke-color="#ff9900" draw:marker-start-width="0.438cm" draw:marker-end-width="0.438cm" draw:fill="none" draw:textarea-vertical-align="middle" fo:padding-top="0.204cm" fo:padding-bottom="0.204cm" fo:padding-left="0.329cm" fo:padding-right="0.329cm"/>
    </style:style>
    <style:style style:name="gr9" style:family="graphic" style:parent-style-name="standard">
      <style:graphic-properties draw:stroke="none" svg:stroke-color="#000000" draw:fill="none" draw:fill-color="#ffffff" fo:min-height="1.25cm"/>
    </style:style>
    <style:style style:name="gr10" style:family="graphic" style:parent-style-name="standard">
      <style:graphic-properties draw:stroke="none" svg:stroke-color="#000000" draw:fill="none" draw:fill-color="#ffffff" draw:textarea-horizontal-align="left" draw:auto-grow-height="true" draw:auto-grow-width="true" fo:min-height="0.704cm" fo:min-width="0.659cm"/>
    </style:style>
    <style:style style:name="gr11" style:family="graphic" style:parent-style-name="standard">
      <style:graphic-properties draw:stroke="none" svg:stroke-color="#000000" draw:fill="none" draw:fill-color="#ffffff" draw:textarea-horizontal-align="left" draw:auto-grow-height="true" draw:auto-grow-width="true" fo:min-height="0.704cm" fo:min-width="0.459cm"/>
    </style:style>
    <style:style style:name="gr12" style:family="graphic" style:parent-style-name="standard">
      <style:graphic-properties draw:stroke="none" svg:stroke-color="#000000" draw:fill="none" draw:fill-color="#ffffff" draw:textarea-horizontal-align="left" draw:auto-grow-height="true" draw:auto-grow-width="true" fo:min-height="0.704cm" fo:min-width="0.2cm"/>
    </style:style>
    <style:style style:name="gr13" style:family="graphic" style:parent-style-name="standard">
      <style:graphic-properties draw:stroke="none" svg:stroke-color="#000000" draw:fill="none" draw:fill-color="#ffffff" draw:textarea-horizontal-align="left" draw:auto-grow-height="true" draw:auto-grow-width="true" fo:min-height="0.704cm" fo:min-width="0.425cm"/>
    </style:style>
    <style:style style:name="gr14" style:family="graphic" style:parent-style-name="standard">
      <style:graphic-properties draw:stroke="none" svg:stroke-color="#000000" draw:fill="none" draw:fill-color="#ffffff" draw:textarea-horizontal-align="left" draw:auto-grow-height="true" draw:auto-grow-width="false" fo:min-height="0.704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2.35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704cm" fo:min-width="0.497cm"/>
    </style:style>
    <style:style style:name="gr17" style:family="graphic" style:parent-style-name="standard">
      <style:graphic-properties svg:stroke-color="#205da9" draw:fill-color="#205da9" draw:textarea-horizontal-align="justify" draw:textarea-vertical-align="middle" draw:auto-grow-height="false" fo:min-height="0.246cm" fo:min-width="0cm"/>
    </style:style>
    <style:style style:name="gr18" style:family="graphic" style:parent-style-name="standard">
      <style:graphic-properties draw:fill-color="#205da9" draw:textarea-horizontal-align="justify" draw:textarea-vertical-align="middle" draw:auto-grow-height="false" fo:min-height="0.246cm" fo:min-width="0cm"/>
    </style:style>
    <style:style style:name="gr19" style:family="graphic" style:parent-style-name="standard">
      <style:graphic-properties draw:stroke="none" svg:stroke-color="#000000" draw:fill="none" draw:fill-color="#ffffff" fo:min-height="0.704cm"/>
    </style:style>
    <style:style style:name="gr20" style:family="graphic" style:parent-style-name="standard">
      <style:graphic-properties draw:stroke="none" svg:stroke-color="#000000" draw:fill="none" draw:fill-color="#ffffff" draw:textarea-horizontal-align="left" draw:auto-grow-height="true" draw:auto-grow-width="true" fo:min-height="0.704cm" fo:min-width="0.32cm"/>
    </style:style>
    <style:style style:name="gr21" style:family="graphic" style:parent-style-name="standard">
      <style:graphic-properties draw:stroke="none" svg:stroke-color="#000000" draw:fill="none" draw:fill-color="#ffffff" draw:textarea-horizontal-align="left" draw:auto-grow-height="true" draw:auto-grow-width="true" fo:min-height="0.704cm" fo:min-width="0.705cm"/>
    </style:style>
    <style:style style:name="P1" style:family="paragraph">
      <loext:graphic-properties draw:fill-color="#ff9900"/>
      <style:paragraph-properties fo:text-align="center"/>
    </style:style>
    <style:style style:name="P2" style:family="paragraph">
      <loext:graphic-properties draw:fill-color="#000000"/>
      <style:paragraph-properties fo:text-align="center"/>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color="#205da9"/>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xml:id="id2" draw:id="id2" draw:layer="layout" svg:width="0.7cm" svg:height="0.7cm" svg:x="5.1cm" svg:y="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7cm" svg:height="0.7cm" svg:x="5.8cm" svg:y="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7cm" svg:height="0.7cm" svg:x="5.1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7cm" svg:height="0.7cm" svg:x="4.7cm" svg:y="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7cm" svg:height="0.7cm" svg:x="2.7cm" svg:y="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9cm" svg:height="13.9cm" svg:x="11.3cm" svg:y="3.8cm">
          <text:p/>
          <draw:enhanced-geometry svg:viewBox="0 0 21600 21600" draw:text-areas="?f0 0 ?f2 ?f5" draw:type="down-arrow" draw:modifiers="20616.3907844065 9301.6648168701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3" draw:layer="layout" svg:width="2cm" svg:height="0.962cm" svg:x="13.3cm" svg:y="4cm">
          <draw:text-box>
            <text:p>0</text:p>
          </draw:text-box>
        </draw:frame>
        <draw:frame draw:style-name="gr4" draw:text-style-name="P3" draw:layer="layout" svg:width="6.5cm" svg:height="2.4cm" svg:x="6.9cm" svg:y="4cm">
          <draw:text-box>
            <text:p>Distance to I:</text:p>
          </draw:text-box>
        </draw:frame>
        <draw:frame draw:style-name="gr5" draw:text-style-name="P3" draw:layer="layout" svg:width="2.3cm" svg:height="1.3cm" svg:x="13.2cm" svg:y="5.7cm">
          <draw:text-box>
            <text:p>5</text:p>
          </draw:text-box>
        </draw:frame>
        <draw:frame draw:style-name="gr6" draw:text-style-name="P3" draw:layer="layout" svg:width="3.3cm" svg:height="1.2cm" svg:x="13.3cm" svg:y="8.6cm">
          <draw:text-box>
            <text:p>11</text:p>
          </draw:text-box>
        </draw:frame>
        <draw:frame draw:style-name="gr6" draw:text-style-name="P3" draw:layer="layout" svg:width="3cm" svg:height="1.2cm" svg:x="13.3cm" svg:y="11.2cm">
          <draw:text-box>
            <text:p>12</text:p>
          </draw:text-box>
        </draw:frame>
        <draw:frame draw:style-name="gr3" draw:text-style-name="P3" draw:layer="layout" svg:width="1.3cm" svg:height="0.962cm" svg:x="13.3cm" svg:y="12.9cm">
          <draw:text-box>
            <text:p>13</text:p>
          </draw:text-box>
        </draw:frame>
        <draw:connector draw:style-name="gr7" draw:text-style-name="P4" draw:layer="layout" draw:type="lines" draw:line-skew="-0.502cm 0.501cm" svg:x1="5.45cm" svg:y1="4.7cm" svg:x2="5.45cm" svg:y2="5.7cm" draw:start-shape="id1" draw:start-glue-point="8" draw:end-shape="id2" draw:end-glue-point="4" svg:d="M5450 4700v1000" svg:viewBox="0 0 1 1001">
          <text:p/>
        </draw:connector>
        <draw:connector draw:style-name="gr7" draw:text-style-name="P4" draw:layer="layout" draw:type="lines" draw:line-skew="0.501cm -0.502cm" svg:x1="6.15cm" svg:y1="11.2cm" svg:x2="5.45cm" svg:y2="6.4cm" draw:start-shape="id3" draw:start-glue-point="4" draw:end-shape="id2" draw:end-glue-point="8" svg:d="M6150 11200l-700-4800" svg:viewBox="0 0 701 4801">
          <text:p/>
        </draw:connector>
        <draw:connector draw:style-name="gr7" draw:text-style-name="P4" draw:layer="layout" draw:type="lines" draw:line-skew="-0.502cm 0.501cm" svg:x1="5.45cm" svg:y1="6.4cm" svg:x2="5.05cm" svg:y2="8.6cm" draw:start-shape="id2" draw:start-glue-point="8" draw:end-shape="id4" draw:end-glue-point="4" svg:d="M5450 6400l-400 2200" svg:viewBox="0 0 401 2201">
          <text:p/>
        </draw:connector>
        <draw:line draw:style-name="gr8" draw:text-style-name="P4" draw:layer="layout" svg:x1="2.6cm" svg:y1="17.8cm" svg:x2="12.5cm" svg:y2="17.8cm">
          <text:p/>
        </draw:line>
        <draw:frame draw:style-name="gr3" draw:text-style-name="P3" draw:layer="layout" svg:width="1.5cm" svg:height="0.962cm" svg:x="5.8cm" svg:y="4cm">
          <draw:text-box>
            <text:p>A</text:p>
          </draw:text-box>
        </draw:frame>
        <draw:frame draw:style-name="gr9" draw:text-style-name="P3" draw:layer="layout" svg:width="1.5cm" svg:height="1.5cm" svg:x="6cm" svg:y="5.6cm">
          <draw:text-box>
            <text:p>B</text:p>
          </draw:text-box>
        </draw:frame>
        <draw:connector draw:style-name="gr7" draw:text-style-name="P4" draw:layer="layout" draw:type="line" svg:x1="5.45cm" svg:y1="6.4cm" svg:x2="3.05cm" svg:y2="14.1cm" draw:start-shape="id2" draw:start-glue-point="8" draw:end-shape="id5" draw:end-glue-point="4" svg:d="M5450 6400l-2400 7700" svg:viewBox="0 0 2401 7701">
          <text:p/>
        </draw:connector>
        <draw:frame draw:style-name="gr10" draw:text-style-name="P3" draw:layer="layout" svg:width="1.159cm" svg:height="0.954cm" svg:x="3.6cm" svg:y="8.6cm">
          <draw:text-box>
            <text:p>C</text:p>
          </draw:text-box>
        </draw:frame>
        <draw:frame draw:style-name="gr11" draw:text-style-name="P3" draw:layer="layout" svg:width="0.959cm" svg:height="0.954cm" svg:x="6.7cm" svg:y="11.2cm">
          <draw:text-box>
            <text:p>D</text:p>
          </draw:text-box>
        </draw:frame>
        <draw:frame draw:style-name="gr12" draw:text-style-name="P3" draw:layer="layout" svg:width="0.891cm" svg:height="0.954cm" svg:x="3.6cm" svg:y="13.346cm">
          <draw:text-box>
            <text:p>F</text:p>
          </draw:text-box>
        </draw:frame>
        <draw:custom-shape draw:style-name="gr1" draw:text-style-name="P1" xml:id="id6" draw:id="id6" draw:layer="layout" svg:width="0.7cm" svg:height="0.7cm" svg:x="8cm" svg:y="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7cm" svg:height="0.7cm" svg:x="6.6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3" draw:layer="layout" svg:width="0.925cm" svg:height="0.954cm" svg:x="8.7cm" svg:y="12.8cm">
          <draw:text-box>
            <text:p>E</text:p>
          </draw:text-box>
        </draw:frame>
        <draw:connector draw:style-name="gr7" draw:text-style-name="P4" draw:layer="layout" draw:type="line" svg:x1="5.45cm" svg:y1="6.4cm" svg:x2="8.35cm" svg:y2="12.9cm" draw:start-shape="id2" draw:start-glue-point="8" draw:end-shape="id6" draw:end-glue-point="4" svg:d="M5450 6400l2900 6500" svg:viewBox="0 0 2901 6501">
          <text:p/>
        </draw:connector>
        <draw:connector draw:style-name="gr7" draw:text-style-name="P4" draw:layer="layout" draw:type="line" svg:x1="8.35cm" svg:y1="13.6cm" svg:x2="6.95cm" svg:y2="17.4cm" draw:start-shape="id6" draw:start-glue-point="8" draw:end-shape="id7" draw:end-glue-point="4" svg:d="M8350 13600l-1400 3800" svg:viewBox="0 0 1401 3801">
          <text:p/>
        </draw:connector>
        <draw:path draw:style-name="gr7" draw:text-style-name="P4" draw:layer="layout" svg:width="7.139cm" svg:height="0.845cm" draw:transform="skewX (0.11990411961201) rotate (-1.57917390720447) translate (6.95117490026072cm 12.008995181669cm)" svg:viewBox="0 0 7140 846" svg:d="M0 846c10851 4 6109-846 6109-846">
          <text:p/>
        </draw:path>
        <draw:frame draw:style-name="gr14" draw:text-style-name="P3" draw:layer="layout" svg:width="1.08cm" svg:height="0.954cm" svg:x="6.32cm" svg:y="16.7cm">
          <draw:text-box>
            <text:p>I</text:p>
          </draw:text-box>
        </draw:frame>
        <draw:frame draw:style-name="gr15" draw:text-style-name="P3" draw:layer="layout" svg:width="0.4cm" svg:height="2.6cm" svg:x="5.9cm" svg:y="3.6cm">
          <draw:text-box>
            <text:p/>
          </draw:text-box>
        </draw:frame>
        <draw:path draw:style-name="gr7" draw:text-style-name="P4" draw:layer="layout" svg:width="2.579cm" svg:height="0.902cm" draw:transform="skewX (0.00191986217719376) rotate (-1.61949101292554) translate (5.90207826481825cm 9.34570260622515cm)" svg:viewBox="0 0 2580 903" svg:d="M0 903c4082 2 2097-903 2097-903">
          <text:p/>
        </draw:path>
        <draw:custom-shape draw:style-name="gr1" draw:text-style-name="P1" xml:id="id8" draw:id="id8" draw:layer="layout" svg:width="0.7cm" svg:height="0.7cm" svg:x="9.4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4" draw:layer="layout" draw:type="line" svg:x1="8.35cm" svg:y1="13.6cm" svg:x2="9.75cm" svg:y2="15.6cm" draw:start-shape="id6" draw:start-glue-point="8" draw:end-shape="id8" draw:end-glue-point="4" svg:d="M8350 13600l1400 2000" svg:viewBox="0 0 1401 2001">
          <text:p/>
        </draw:connector>
        <draw:frame draw:style-name="gr16" draw:text-style-name="P3" draw:layer="layout" svg:width="0.997cm" svg:height="0.954cm" svg:x="10.4cm" svg:y="15.9cm">
          <draw:text-box>
            <text:p>G</text:p>
          </draw:text-box>
        </draw:frame>
        <draw:custom-shape draw:style-name="gr17" draw:text-style-name="P5" draw:layer="layout" svg:width="0.7cm" svg:height="0.7cm" svg:x="2.9cm" svg:y="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 draw:text-style-name="P4" draw:layer="layout" svg:width="2.827cm" svg:height="1.349cm" draw:transform="rotate (-1.14790304903667) translate (7.33066267827125cm 11.4321435583833cm)" svg:viewBox="0 0 2828 1350" svg:d="M0 1350c4386 0 2362-1350 2362-1350">
          <text:p/>
        </draw:path>
        <draw:path draw:style-name="gr7" draw:text-style-name="P4" draw:layer="layout" svg:width="4.056cm" svg:height="1.848cm" draw:transform="skewX (0.513475865936732) rotate (-2.02405833353782) translate (9.8cm 16.3cm)" svg:viewBox="0 0 4057 1849" svg:d="M0 0c5348 0 3869 1849 3869 1849">
          <text:p/>
        </draw:path>
        <draw:custom-shape draw:style-name="gr18" draw:text-style-name="P5" draw:layer="layout" svg:width="0.7cm" svg:height="0.7cm" svg:x="6.2cm" svg:y="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 draw:text-style-name="P4" draw:layer="layout" svg:width="3.036cm" svg:height="1.615cm" draw:transform="skewX (0.468271838310078) rotate (-0.352905574753254) translate (4.62543010998203cm 18.1313550490974cm)" svg:viewBox="0 0 3037 1616" svg:d="M0 1616c339 6 662-85 982-165 306-77 561-186 872-269 253-68 491-166 691-299 197-131-16-292-122-406-211-227-553-23-790 51-347 108-319 404-192 603 96 151 325 238 557 237 264-2 479-143 595-297 99-133 211-281 185-433-32-181 181-294 95-490-79-181-338-177-484-89-192 116-38 279 3 405 48 144 145 305 346 374l199 49 100 25">
          <text:p/>
        </draw:path>
        <draw:path draw:style-name="gr7" draw:text-style-name="P4" draw:layer="layout" svg:width="4.469cm" svg:height="3.867cm" draw:transform="skewX (0.225845605208066) rotate (-0.760789020944329) translate (7.75735457391413cm 16.452802069536cm)" svg:viewBox="0 0 4470 3868" svg:d="M2832 3866c313 29 563-222 739-451 221-288 418-604 691-841 236-206 244-505 159-755-113-331-388-553-678-690-250-119-544-177-824-90-243 76-439 281-464 566-33 363 410 645 695 331 204-224 357-608 64-835-223-172-410-382-696-471-208-65-372-225-579-303-205-78-421-116-620-198-269-111-593-200-859-48-182 104-458 214-460 476l129 319 113 143 77 158">
          <text:p/>
        </draw:path>
        <draw:frame draw:style-name="gr19" draw:text-style-name="P3" draw:layer="layout" svg:width="0.8cm" svg:height="0.954cm" svg:x="1.9cm" svg:y="18.5cm">
          <draw:text-box>
            <text:p>H</text:p>
          </draw:text-box>
        </draw:frame>
        <draw:frame draw:style-name="gr20" draw:text-style-name="P3" draw:layer="layout" svg:width="0.82cm" svg:height="0.954cm" svg:x="5.5cm" svg:y="19.8cm">
          <draw:text-box>
            <text:p>J</text:p>
          </draw:text-box>
        </draw:frame>
        <draw:frame draw:style-name="gr21" draw:text-style-name="P3" draw:layer="layout" svg:width="1.205cm" svg:height="0.954cm" svg:x="13.3cm" svg:y="14.2cm">
          <draw:text-box>
            <text:p>14</text:p>
          </draw:text-box>
        </draw:frame>
        <draw:frame draw:style-name="gr21" draw:text-style-name="P3" draw:layer="layout" svg:width="1.205cm" svg:height="0.954cm" svg:x="13.3cm" svg:y="15.6cm">
          <draw:text-box>
            <text:p>17</text:p>
          </draw:text-box>
        </draw:frame>
        <draw:frame draw:style-name="gr21" draw:text-style-name="P3" draw:layer="layout" svg:width="1.205cm" svg:height="0.954cm" svg:x="13.3cm" svg:y="17.4cm">
          <draw:text-box>
            <text:p>21</text:p>
          </draw:text-box>
        </draw:frame>
        <draw:path draw:style-name="gr7" draw:text-style-name="P4" draw:layer="layout" svg:width="1.96cm" svg:height="4.986cm" svg:x="3.056cm" svg:y="14.816cm" svg:viewBox="0 0 1961 4987" svg:d="M0 0c43 265 102 530 198 781 80 210 244 376 331 582 86 205 224 373 344 556 111 170 214 347 331 516 126 182 180 404 212 621 29 198 84 392 79 596-4 161-8 327 0 489 9 184-15 375 26 556 66 295-322 248-449 278-196 46-243-195-212-318 48-192 197-331 331-463 133-131 329-208 529-185 236 27 218-297 211-463-10-225-234-172-357-172-222 0-293 247-383 410-164 298 256 365 423 450 132 67 319 119 344 304 21 155-73 304-212 370-214 101-522 141-674-105-85-138-92-277-146-424-64-174-9-374-79-555-59-151-177-314-344-305-130 7-331 106-278 278l-27 106">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19T17:21:55.473199759</meta:creation-date>
    <dc:date>2017-09-20T18:20:24.926391940</dc:date>
    <meta:editing-duration>PT40M8S</meta:editing-duration>
    <meta:editing-cycles>9</meta:editing-cycles>
    <meta:generator>LibreOffice/5.3.1.2$Linux_X86_64 LibreOffice_project/30m0$Build-2</meta:generator>
    <meta:document-statistic meta:object-count="46"/>
  </office:meta>
</office:document-meta>
</file>